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97cm" fo:min-width="2.101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106802" draw:textarea-horizontal-align="justify" draw:textarea-vertical-align="middle" draw:auto-grow-height="false" fo:min-height="1.73cm" fo:min-width="1.48cm"/>
    </style:style>
    <style:style style:name="gr3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1.377cm" fo:min-width="1.34cm"/>
    </style:style>
    <style:style style:name="gr4" style:family="graphic" style:parent-style-name="standard">
      <style:graphic-properties svg:stroke-width="0.1cm" svg:stroke-color="#ff0000" draw:marker-start-width="0.5cm" draw:marker-end="Arrow_20_concave" draw:marker-end-width="0.4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="Rounded_20_short_20_Arrow" draw:marker-start-width="0.4cm" draw:marker-end="Rounded_20_short_20_Arrow" draw:marker-end-width="0.4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cm"/>
    </style:style>
    <style:style style:name="gr7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1.513cm" fo:min-width="3.701cm"/>
    </style:style>
    <style:style style:name="gr8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0.958cm" fo:min-width="2.879cm"/>
    </style:style>
    <style:style style:name="gr9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2.083cm" fo:min-width="2.879cm"/>
    </style:style>
    <style:style style:name="gr10" style:family="graphic" style:parent-style-name="objectwithoutfill">
      <style:graphic-properties draw:stroke="dash" draw:stroke-dash="Dashed_20__28_var_29_" svg:stroke-width="0.1cm" svg:stroke-color="#000000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0000" draw:marker-start-width="0.5cm" draw:marker-end="Rounded_20_short_20_Arrow" draw:marker-end-width="0.4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106802"/>
      <style:paragraph-properties fo:text-align="center"/>
      <style:text-properties fo:color="#ffffff" fo:font-size="18pt" style:font-size-asian="18pt" style:font-size-complex="18pt"/>
    </style:style>
    <style:style style:name="P4" style:family="paragraph">
      <loext:graphic-properties draw:fill="solid" draw:fill-color="#ffffd8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solid" draw:fill-color="#f5cd53"/>
      <style:paragraph-properties fo:text-align="center"/>
    </style:style>
    <style:style style:name="P7" style:family="paragraph">
      <loext:graphic-properties draw:fill="solid" draw:fill-color="#f5cd53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cm" svg:height="2.5cm" svg:x="17.5cm" svg:y="8.8cm">
          <text:p text:style-name="P1"><text:span text:style-name="T1">Dis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6" draw:id="id6" draw:layer="layout" svg:width="2.8cm" svg:height="2.8cm" svg:x="4.3cm" svg:y="8.66cm">
          <text:p text:style-name="P1"><text:span text:style-name="T2">UM</text:span></text:p>
          <text:p text:style-name="P1"><text:span text:style-name="T3">(Stas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6cm" svg:height="2.299cm" svg:x="12.1cm" svg:y="8.9cm">
          <text:p text:style-name="P1"><text:span text:style-name="T1">X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7cm" svg:y1="10.05cm" svg:x2="17.5cm" svg:y2="10.05cm" draw:start-shape="id1" draw:start-glue-point="10" draw:end-shape="id2" draw:end-glue-point="6" svg:d="M14700 10050h2800" svg:viewBox="0 0 2801 1">
          <text:p/>
        </draw:connector>
        <draw:connector draw:style-name="gr5" draw:text-style-name="P1" draw:layer="layout" svg:x1="7.2cm" svg:y1="10.06cm" svg:x2="12.1cm" svg:y2="10.05cm" draw:end-shape="id1" draw:end-glue-point="6" svg:d="M7200 10060h2200v-10h2700" svg:viewBox="0 0 4901 11">
          <text:p/>
        </draw:connector>
        <draw:frame draw:style-name="gr6" draw:text-style-name="P5" draw:layer="layout" svg:width="4.659cm" svg:height="1.673cm" svg:x="3.5cm" svg:y="11.562cm">
          <draw:text-box>
            <text:p><text:span text:style-name="T1">Atmosphere(s)</text:span></text:p>
          </draw:text-box>
        </draw:frame>
        <draw:custom-shape draw:style-name="gr7" draw:text-style-name="P6" xml:id="id3" draw:id="id3" draw:layer="layout" svg:width="4.2cm" svg:height="2.2cm" svg:x="6.901cm" svg:y="1.101cm">
          <text:p text:style-name="P1">Rose</text:p>
          <text:p text:style-name="P1">GUI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7" xml:id="id4" draw:id="id4" draw:layer="layout" svg:width="4.2cm" svg:height="1.5cm" svg:x="3.6cm" svg:y="5.5cm">
          <text:p text:style-name="P1"><text:span text:style-name="T4">Namelists</text:span></text:p>
          <text:p text:style-name="P1"><text:span text:style-name="T4">(Configuration)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7" xml:id="id5" draw:id="id5" draw:layer="layout" svg:width="4.2cm" svg:height="2.9cm" svg:x="11.3cm" svg:y="4.3cm">
          <text:p text:style-name="P1"><text:span text:style-name="T4">XML</text:span></text:p>
          <text:p text:style-name="P1"><text:span text:style-name="T4">XIOS Config:</text:span></text:p>
          <text:p text:style-name="P1"><text:span text:style-name="T4">output &amp;</text:span></text:p>
          <text:p text:style-name="P1"><text:span text:style-name="T4">reduction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0" draw:text-style-name="P8" draw:layer="layout" draw:type="curve" svg:x1="6.901cm" svg:y1="2.201cm" svg:x2="5.7cm" svg:y2="5.5cm" draw:start-shape="id3" draw:start-glue-point="5" draw:end-shape="id4" draw:end-glue-point="0" svg:d="M6901 2201c-801 0-1201 1099-1201 3299" svg:viewBox="0 0 1202 3300">
          <text:p/>
        </draw:connector>
        <draw:connector draw:style-name="gr10" draw:text-style-name="P8" draw:layer="layout" draw:type="curve" svg:x1="11.101cm" svg:y1="2.201cm" svg:x2="13.4cm" svg:y2="4.3cm" draw:start-shape="id3" draw:start-glue-point="7" draw:end-shape="id5" draw:end-glue-point="0" svg:d="M11101 2201c1533 0 2299 699 2299 2099" svg:viewBox="0 0 2300 2100">
          <text:p/>
        </draw:connector>
        <draw:connector draw:style-name="gr11" draw:text-style-name="P1" draw:layer="layout" svg:x1="5.7cm" svg:y1="7cm" svg:x2="5.7cm" svg:y2="8.66cm" draw:start-shape="id4" draw:start-glue-point="2" draw:end-shape="id6" draw:end-glue-point="4" svg:d="M5700 7000v1660" svg:viewBox="0 0 1 1661">
          <text:p/>
        </draw:connector>
        <draw:connector draw:style-name="gr11" draw:text-style-name="P1" draw:layer="layout" svg:x1="13.4cm" svg:y1="7.2cm" svg:x2="13.4cm" svg:y2="8.9cm" draw:start-shape="id5" draw:start-glue-point="2" draw:end-shape="id1" draw:end-glue-point="4" svg:d="M13400 72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08T07:53:07.981437000</meta:creation-date>
    <dc:date>2018-04-13T14:50:03.370197000</dc:date>
    <dc:creator>Bryan Lawrence</dc:creator>
    <meta:editing-duration>PT24M36S</meta:editing-duration>
    <meta:editing-cycles>5</meta:editing-cycles>
    <meta:generator>LibreOffice/6.0.2.1$MacOSX_X86_64 LibreOffice_project/f7f06a8f319e4b62f9bc5095aa112a65d2f3ac89</meta:generator>
    <meta:document-statistic meta:object-count="13"/>
  </office:meta>
</office:document-meta>
</file>